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ur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ltipli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 size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dist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MAX(MIN(1 - (([.C7] - [.$D$4]) * [.$D$2] * [.$D$2] *[.$D$3]);1);0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,03</text:p>
          </table:table-cell>
          <table:table-cell table:formula="of:=MAX(MIN(1 - (([.C8] - [.$D$4]) * [.$D$2] * [.$D$2] *[.$D$3]);1);0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0,06</text:p>
          </table:table-cell>
          <table:table-cell table:formula="of:=MAX(MIN(1 - (([.C9] - [.$D$4]) * [.$D$2] * [.$D$2] *[.$D$3]);1);0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09" calcext:value-type="float">
            <text:p>0,09</text:p>
          </table:table-cell>
          <table:table-cell table:formula="of:=MAX(MIN(1 - (([.C10] - [.$D$4]) * [.$D$2] * [.$D$2] *[.$D$3]);1);0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12" calcext:value-type="float">
            <text:p>0,12</text:p>
          </table:table-cell>
          <table:table-cell table:formula="of:=MAX(MIN(1 - (([.C11] - [.$D$4]) * [.$D$2] * [.$D$2] *[.$D$3]);1);0)" office:value-type="float" office:value="0.8875" calcext:value-type="float">
            <text:p>0,8875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0,15</text:p>
          </table:table-cell>
          <table:table-cell table:formula="of:=MAX(MIN(1 - (([.C12] - [.$D$4]) * [.$D$2] * [.$D$2] *[.$D$3]);1);0)" office:value-type="float" office:value="0.71875" calcext:value-type="float">
            <text:p>0,71875</text:p>
          </table:table-cell>
        </table:table-row>
        <table:table-row table:style-name="ro1">
          <table:table-cell table:number-columns-repeated="2"/>
          <table:table-cell office:value-type="float" office:value="0.18" calcext:value-type="float">
            <text:p>0,18</text:p>
          </table:table-cell>
          <table:table-cell table:formula="of:=MAX(MIN(1 - (([.C13] - [.$D$4]) * [.$D$2] * [.$D$2] *[.$D$3]);1);0)" office:value-type="float" office:value="0.55" calcext:value-type="float">
            <text:p>0,55</text:p>
          </table:table-cell>
        </table:table-row>
        <table:table-row table:style-name="ro1">
          <table:table-cell table:number-columns-repeated="2"/>
          <table:table-cell office:value-type="float" office:value="0.21" calcext:value-type="float">
            <text:p>0,21</text:p>
          </table:table-cell>
          <table:table-cell table:formula="of:=MAX(MIN(1 - (([.C14] - [.$D$4]) * [.$D$2] * [.$D$2] *[.$D$3]);1);0)" office:value-type="float" office:value="0.38125" calcext:value-type="float">
            <text:p>0,38125</text:p>
          </table:table-cell>
        </table:table-row>
        <table:table-row table:style-name="ro1">
          <table:table-cell table:number-columns-repeated="2"/>
          <table:table-cell office:value-type="float" office:value="0.24" calcext:value-type="float">
            <text:p>0,24</text:p>
          </table:table-cell>
          <table:table-cell table:formula="of:=MAX(MIN(1 - (([.C15] - [.$D$4]) * [.$D$2] * [.$D$2] *[.$D$3]);1);0)" office:value-type="float" office:value="0.2125" calcext:value-type="float">
            <text:p>0,2125</text:p>
          </table:table-cell>
        </table:table-row>
        <table:table-row table:style-name="ro1">
          <table:table-cell table:number-columns-repeated="2"/>
          <table:table-cell office:value-type="float" office:value="0.27" calcext:value-type="float">
            <text:p>0,27</text:p>
          </table:table-cell>
          <table:table-cell table:formula="of:=MAX(MIN(1 - (([.C16] - [.$D$4]) * [.$D$2] * [.$D$2] *[.$D$3]);1);0)" office:value-type="float" office:value="0.04375" calcext:value-type="float">
            <text:p>0,04375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,3</text:p>
          </table:table-cell>
          <table:table-cell table:formula="of:=MAX(MIN(1 - (([.C17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3" calcext:value-type="float">
            <text:p>0,33</text:p>
          </table:table-cell>
          <table:table-cell table:formula="of:=MAX(MIN(1 - (([.C18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6" calcext:value-type="float">
            <text:p>0,36</text:p>
          </table:table-cell>
          <table:table-cell table:formula="of:=MAX(MIN(1 - (([.C19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9" calcext:value-type="float">
            <text:p>0,39</text:p>
          </table:table-cell>
          <table:table-cell table:formula="of:=MAX(MIN(1 - (([.C20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42" calcext:value-type="float">
            <text:p>0,42</text:p>
          </table:table-cell>
          <table:table-cell table:formula="of:=MAX(MIN(1 - (([.C21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45" calcext:value-type="float">
            <text:p>0,45</text:p>
          </table:table-cell>
          <table:table-cell table:formula="of:=MAX(MIN(1 - (([.C22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48" calcext:value-type="float">
            <text:p>0,48</text:p>
          </table:table-cell>
          <table:table-cell table:formula="of:=MAX(MIN(1 - (([.C23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51" calcext:value-type="float">
            <text:p>0,51</text:p>
          </table:table-cell>
          <table:table-cell table:formula="of:=MAX(MIN(1 - (([.C24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54" calcext:value-type="float">
            <text:p>0,54</text:p>
          </table:table-cell>
          <table:table-cell table:formula="of:=MAX(MIN(1 - (([.C25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57" calcext:value-type="float">
            <text:p>0,57</text:p>
          </table:table-cell>
          <table:table-cell table:formula="of:=MAX(MIN(1 - (([.C26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,6</text:p>
          </table:table-cell>
          <table:table-cell table:formula="of:=MAX(MIN(1 - (([.C27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63" calcext:value-type="float">
            <text:p>0,63</text:p>
          </table:table-cell>
          <table:table-cell table:formula="of:=MAX(MIN(1 - (([.C28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66" calcext:value-type="float">
            <text:p>0,66</text:p>
          </table:table-cell>
          <table:table-cell table:formula="of:=MAX(MIN(1 - (([.C29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69" calcext:value-type="float">
            <text:p>0,69</text:p>
          </table:table-cell>
          <table:table-cell table:formula="of:=MAX(MIN(1 - (([.C30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72" calcext:value-type="float">
            <text:p>0,72</text:p>
          </table:table-cell>
          <table:table-cell table:formula="of:=MAX(MIN(1 - (([.C31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75" calcext:value-type="float">
            <text:p>0,75</text:p>
          </table:table-cell>
          <table:table-cell table:formula="of:=MAX(MIN(1 - (([.C32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78" calcext:value-type="float">
            <text:p>0,78</text:p>
          </table:table-cell>
          <table:table-cell table:formula="of:=MAX(MIN(1 - (([.C33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81" calcext:value-type="float">
            <text:p>0,81</text:p>
          </table:table-cell>
          <table:table-cell table:formula="of:=MAX(MIN(1 - (([.C34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84" calcext:value-type="float">
            <text:p>0,84</text:p>
          </table:table-cell>
          <table:table-cell table:formula="of:=MAX(MIN(1 - (([.C35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87" calcext:value-type="float">
            <text:p>0,87</text:p>
          </table:table-cell>
          <table:table-cell table:formula="of:=MAX(MIN(1 - (([.C36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9" calcext:value-type="float">
            <text:p>0,9</text:p>
          </table:table-cell>
          <table:table-cell table:formula="of:=MAX(MIN(1 - (([.C37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93" calcext:value-type="float">
            <text:p>0,93</text:p>
          </table:table-cell>
          <table:table-cell table:formula="of:=MAX(MIN(1 - (([.C38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96" calcext:value-type="float">
            <text:p>0,96</text:p>
          </table:table-cell>
          <table:table-cell table:formula="of:=MAX(MIN(1 - (([.C39] - [.$D$4]) * [.$D$2] * [.$D$2] *[.$D$3]);1)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99" calcext:value-type="float">
            <text:p>0,99</text:p>
          </table:table-cell>
          <table:table-cell table:formula="of:=MAX(MIN(1 - (([.C40] - [.$D$4]) * [.$D$2] * [.$D$2] *[.$D$3]);1)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7T16:30:31.410000000</meta:creation-date>
    <dc:date>2023-03-17T19:49:21.840000000</dc:date>
    <meta:editing-duration>PT3H18M51S</meta:editing-duration>
    <meta:editing-cycles>1</meta:editing-cycles>
    <meta:document-statistic meta:table-count="1" meta:cell-count="75" meta:object-count="0"/>
    <meta:generator>LibreOffice/7.4.0.3$Windows_X86_64 LibreOffice_project/f85e47c08ddd19c015c0114a68350214f7066f5a</meta:generator>
  </office:meta>
</office:document-meta>
</file>